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4.8cm"/>
    </style:style>
    <style:style style:name="gr2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964cm" fo:min-width="1.6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line-through-style="none" style:text-line-through-type="none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text-line-through-style="none" style:text-line-through-type="none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3cm" svg:height="2.7cm" svg:x="8.1cm" svg:y="7.9cm">
          <text:p text:style-name="P1"><text:span text:style-name="T1">Mosquitto</text:span></text:p>
          <text:p text:style-name="P1"><text:span text:style-name="T2">&lt;MQTT </text:span><text:span text:style-name="T3">brok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3cm" svg:height="2.7cm" svg:x="1cm" svg:y="2.8cm">
          <text:p text:style-name="P1"><text:span text:style-name="T1">SmartDisplay</text:span></text:p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3cm" svg:height="2.7cm" svg:x="14.7cm" svg:y="2.8cm">
          <text:p text:style-name="P1"><text:span text:style-name="T1">SmartDisplay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65cm" svg:y1="5.5cm" svg:x2="8.1cm" svg:y2="9.25cm" draw:start-shape="id1" draw:start-glue-point="2" draw:end-shape="id2" draw:end-glue-point="3" svg:d="M3650 5500l4450 3750" svg:viewBox="0 0 4451 3751">
          <text:p text:style-name="P2"><text:span text:style-name="T4">MQTT</text:span></text:p>
        </draw:connector>
        <draw:connector draw:style-name="gr2" draw:text-style-name="P4" draw:layer="layout" draw:type="line" svg:x1="17.35cm" svg:y1="5.5cm" svg:x2="13.4cm" svg:y2="9.25cm" draw:start-shape="id3" draw:start-glue-point="2" draw:end-shape="id2" draw:end-glue-point="1" svg:d="M17350 5500l-3950 3750" svg:viewBox="0 0 3951 3751">
          <text:p text:style-name="P1"><text:span text:style-name="T5">MQTT</text:span></text:p>
        </draw:connector>
        <draw:custom-shape draw:style-name="gr1" draw:text-style-name="P1" xml:id="id4" draw:id="id4" draw:layer="layout" svg:width="5.3cm" svg:height="2.7cm" svg:x="8.1cm" svg:y="13.4cm">
          <text:p text:style-name="P1"><text:span text:style-name="T1">node-red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0.75cm" svg:y1="10.6cm" svg:x2="10.75cm" svg:y2="13.4cm" draw:start-shape="id2" draw:start-glue-point="2" draw:end-shape="id4" draw:end-glue-point="0" svg:d="M10750 10600v2800" svg:viewBox="0 0 1 2801">
          <text:p text:style-name="P1"><text:span text:style-name="T5">MQTT</text:span></text:p>
        </draw:connector>
        <draw:custom-shape draw:style-name="gr3" draw:text-style-name="P5" xml:id="id5" draw:id="id5" draw:layer="layout" svg:width="2.1cm" svg:height="2.3cm" svg:x="9.7cm" svg:y="17.7cm">
          <text:p text:style-name="P5"><text:span text:style-name="T2">Influx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4" draw:layer="layout" draw:type="line" svg:x1="10.75cm" svg:y1="16.1cm" svg:x2="10.75cm" svg:y2="17.7cm" draw:start-shape="id4" draw:start-glue-point="2" draw:end-shape="id5" draw:end-glue-point="5" svg:d="M10750 161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3T12:56:33.371000000</meta:creation-date>
    <dc:date>2020-09-13T13:04:56.290000000</dc:date>
    <meta:editing-duration>PT8M23S</meta:editing-duration>
    <meta:editing-cycles>1</meta:editing-cycles>
    <meta:document-statistic meta:object-count="9"/>
    <meta:generator>LibreOffice/6.1.4.2$Windows_X86_64 LibreOffice_project/9d0f32d1f0b509096fd65e0d4bec26ddd1938fd3</meta:generator>
  </office:meta>
</office:document-meta>
</file>